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6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8"/>
          <table:table-cell table:number-columns-spanned="1" table:number-rows-spanned="3" table:style-name="ce30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3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10年</text:p>
            <text:p>截至7月止</text:p>
          </table:table-cell>
          <table:table-cell office:value-type="string" table:style-name="ce127">
            <text:p>計</text:p>
          </table:table-cell>
          <table:table-cell office:value-type="float" office:value="130376" table:style-name="ce92">
            <text:p><text:s text:c="3"/>130,376</text:p>
          </table:table-cell>
          <table:table-cell office:value-type="float" office:value="125199" table:style-name="ce92">
            <text:p><text:s text:c="3"/>125,199</text:p>
          </table:table-cell>
          <table:table-cell office:value-type="float" office:value="1834" table:style-name="ce92">
            <text:p><text:s text:c="3"/>1,834</text:p>
          </table:table-cell>
          <table:table-cell office:value-type="float" office:value="1302" table:style-name="ce92">
            <text:p><text:s text:c="3"/>1,302</text:p>
          </table:table-cell>
          <table:table-cell office:value-type="float" office:value="532" table:style-name="ce92">
            <text:p><text:s text:c="3"/>532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1755" table:style-name="ce92">
            <text:p><text:s text:c="3"/>1,755</text:p>
          </table:table-cell>
          <table:table-cell office:value-type="float" office:value="1588" table:style-name="ce92">
            <text:p><text:s text:c="3"/>1,588</text:p>
          </table:table-cell>
          <table:table-cell office:value-type="float" office:value="128310" table:style-name="ce92">
            <text:p><text:s text:c="3"/>128,310</text:p>
          </table:table-cell>
          <table:table-cell office:value-type="float" office:value="123184" table:style-name="ce92">
            <text:p><text:s text:c="3"/>123,184</text:p>
          </table:table-cell>
          <table:table-cell office:value-type="float" office:value="1828" table:style-name="ce92">
            <text:p><text:s text:c="3"/>1,828</text:p>
          </table:table-cell>
          <table:table-cell office:value-type="float" office:value="1301" table:style-name="ce92">
            <text:p><text:s text:c="3"/>1,301</text:p>
          </table:table-cell>
          <table:table-cell office:value-type="float" office:value="527" table:style-name="ce92">
            <text:p><text:s text:c="3"/>527</text:p>
          </table:table-cell>
          <table:table-cell office:value-type="float" office:value="3298" table:style-name="ce92">
            <text:p><text:s text:c="3"/>3,298</text:p>
          </table:table-cell>
          <table:table-cell office:value-type="float" office:value="1751" table:style-name="ce92">
            <text:p><text:s text:c="3"/>1,751</text:p>
          </table:table-cell>
          <table:table-cell office:value-type="float" office:value="1547" table:style-name="ce92">
            <text:p><text:s text:c="3"/>1,547</text:p>
          </table:table-cell>
          <table:table-cell office:value-type="float" office:value="2066" table:style-name="ce92">
            <text:p><text:s text:c="3"/>2,066</text:p>
          </table:table-cell>
          <table:table-cell office:value-type="float" office:value="2015" table:style-name="ce92">
            <text:p><text:s text:c="3"/>2,015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1" table:style-name="ce94">
            <text:p><text:s text:c="3"/>41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64787" table:style-name="ce92">
            <text:p><text:s text:c="3"/>64,787</text:p>
          </table:table-cell>
          <table:table-cell office:value-type="float" office:value="62850" table:style-name="ce92">
            <text:p><text:s text:c="3"/>62,850</text:p>
          </table:table-cell>
          <table:table-cell office:value-type="float" office:value="437" table:style-name="ce92">
            <text:p><text:s text:c="3"/>437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252" table:style-name="ce92">
            <text:p><text:s text:c="3"/>252</text:p>
          </table:table-cell>
          <table:table-cell office:value-type="float" office:value="1500" table:style-name="ce92">
            <text:p><text:s text:c="3"/>1,500</text:p>
          </table:table-cell>
          <table:table-cell office:value-type="float" office:value="264" table:style-name="ce92">
            <text:p><text:s text:c="3"/>264</text:p>
          </table:table-cell>
          <table:table-cell office:value-type="float" office:value="1236" table:style-name="ce92">
            <text:p><text:s text:c="3"/>1,236</text:p>
          </table:table-cell>
          <table:table-cell office:value-type="float" office:value="64155" table:style-name="ce92">
            <text:p><text:s text:c="3"/>64,155</text:p>
          </table:table-cell>
          <table:table-cell office:value-type="float" office:value="62253" table:style-name="ce92">
            <text:p><text:s text:c="3"/>62,253</text:p>
          </table:table-cell>
          <table:table-cell office:value-type="float" office:value="432" table:style-name="ce92">
            <text:p><text:s text:c="3"/>432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247" table:style-name="ce92">
            <text:p><text:s text:c="3"/>247</text:p>
          </table:table-cell>
          <table:table-cell office:value-type="float" office:value="1470" table:style-name="ce92">
            <text:p><text:s text:c="3"/>1,470</text:p>
          </table:table-cell>
          <table:table-cell office:value-type="float" office:value="264" table:style-name="ce92">
            <text:p><text:s text:c="3"/>264</text:p>
          </table:table-cell>
          <table:table-cell office:value-type="float" office:value="1206" table:style-name="ce92">
            <text:p><text:s text:c="3"/>1,206</text:p>
          </table:table-cell>
          <table:table-cell office:value-type="float" office:value="632" table:style-name="ce92">
            <text:p><text:s text:c="3"/>632</text:p>
          </table:table-cell>
          <table:table-cell office:value-type="float" office:value="597" table:style-name="ce92">
            <text:p><text:s text:c="3"/>597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2">
            <text:p>—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0" table:style-name="ce92">
            <text:p>—</text:p>
          </table:table-cell>
          <table:table-cell office:value-type="float" office:value="30" table:style-name="ce94">
            <text:p><text:s text:c="3"/>30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65589" table:style-name="ce96">
            <text:p><text:s text:c="3"/>65,589</text:p>
          </table:table-cell>
          <table:table-cell office:value-type="float" office:value="62349" table:style-name="ce96">
            <text:p><text:s text:c="3"/>62,349</text:p>
          </table:table-cell>
          <table:table-cell office:value-type="float" office:value="1397" table:style-name="ce96">
            <text:p><text:s text:c="3"/>1,397</text:p>
          </table:table-cell>
          <table:table-cell office:value-type="float" office:value="1117" table:style-name="ce96">
            <text:p><text:s text:c="3"/>1,117</text:p>
          </table:table-cell>
          <table:table-cell office:value-type="float" office:value="280" table:style-name="ce96">
            <text:p><text:s text:c="3"/>280</text:p>
          </table:table-cell>
          <table:table-cell office:value-type="float" office:value="1843" table:style-name="ce96">
            <text:p><text:s text:c="3"/>1,843</text:p>
          </table:table-cell>
          <table:table-cell office:value-type="float" office:value="1491" table:style-name="ce96">
            <text:p><text:s text:c="3"/>1,491</text:p>
          </table:table-cell>
          <table:table-cell office:value-type="float" office:value="352" table:style-name="ce96">
            <text:p><text:s text:c="3"/>352</text:p>
          </table:table-cell>
          <table:table-cell office:value-type="float" office:value="64155" table:style-name="ce96">
            <text:p><text:s text:c="3"/>64,155</text:p>
          </table:table-cell>
          <table:table-cell office:value-type="float" office:value="60931" table:style-name="ce96">
            <text:p><text:s text:c="3"/>60,931</text:p>
          </table:table-cell>
          <table:table-cell office:value-type="float" office:value="1396" table:style-name="ce96">
            <text:p><text:s text:c="3"/>1,396</text:p>
          </table:table-cell>
          <table:table-cell office:value-type="float" office:value="1116" table:style-name="ce96">
            <text:p><text:s text:c="3"/>1,116</text:p>
          </table:table-cell>
          <table:table-cell office:value-type="float" office:value="280" table:style-name="ce96">
            <text:p><text:s text:c="3"/>280</text:p>
          </table:table-cell>
          <table:table-cell office:value-type="float" office:value="1828" table:style-name="ce96">
            <text:p><text:s text:c="3"/>1,828</text:p>
          </table:table-cell>
          <table:table-cell office:value-type="float" office:value="1487" table:style-name="ce96">
            <text:p><text:s text:c="3"/>1,487</text:p>
          </table:table-cell>
          <table:table-cell office:value-type="float" office:value="341" table:style-name="ce96">
            <text:p><text:s text:c="3"/>341</text:p>
          </table:table-cell>
          <table:table-cell office:value-type="float" office:value="1434" table:style-name="ce96">
            <text:p><text:s text:c="3"/>1,434</text:p>
          </table:table-cell>
          <table:table-cell office:value-type="float" office:value="1418" table:style-name="ce96">
            <text:p><text:s text:c="3"/>1,41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1" table:style-name="ce98">
            <text:p><text:s text:c="3"/>11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476" table:style-name="ce132">
            <text:p><text:s text:c="3"/>10,476</text:p>
          </table:table-cell>
          <table:table-cell office:value-type="float" office:value="9929" table:style-name="ce132">
            <text:p><text:s text:c="3"/>9,92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7" table:style-name="ce132">
            <text:p><text:s text:c="3"/>327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730" table:style-name="ce132">
            <text:p><text:s text:c="3"/>9,73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36">
            <text:p><text:s text:c="3"/>15,676</text:p>
          </table:table-cell>
          <table:table-cell office:value-type="float" office:value="15102" table:style-name="ce136">
            <text:p><text:s text:c="3"/>15,102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7694" table:style-name="ce132">
            <text:p><text:s text:c="3"/>7,694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042" table:style-name="ce141">
            <text:p><text:s text:c="3"/>8,042</text:p>
          </table:table-cell>
          <table:table-cell office:value-type="float" office:value="7682" table:style-name="ce141">
            <text:p><text:s text:c="3"/>7,6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479" table:style-name="ce132">
            <text:p><text:s text:c="3"/>7,479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36">
            <text:p><text:s text:c="3"/>16,306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59" table:style-name="ce136">
            <text:p><text:s text:c="3"/>359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244" table:style-name="ce136">
            <text:p><text:s text:c="3"/>244</text:p>
          </table:table-cell>
          <table:table-cell office:value-type="float" office:value="241" table:style-name="ce136">
            <text:p><text:s text:c="3"/>2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spanned="1" table:number-rows-spanned="3" table:style-name="ce147"/>
          <table:table-cell table:number-columns-repeated="16357" table:style-name="ce44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23" table:style-name="ce132">
            <text:p><text:s text:c="3"/>8,223</text:p>
          </table:table-cell>
          <table:table-cell office:value-type="float" office:value="7991" table:style-name="ce132">
            <text:p><text:s text:c="3"/>7,991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153" table:style-name="ce13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covered-table-cell/>
          <table:table-cell table:number-columns-repeated="16357" table:style-name="ce44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27" table:style-name="ce141">
            <text:p><text:s text:c="3"/>8,327</text:p>
          </table:table-cell>
          <table:table-cell office:value-type="float" office:value="8045" table:style-name="ce141">
            <text:p><text:s text:c="3"/>8,045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8153" table:style-name="ce141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covered-table-cell/>
          <table:table-cell table:number-columns-repeated="16357" table:style-name="ce44"/>
        </table:table-row>
        <table:table-row table:style-name="ro7">
          <table:table-cell office:value-type="string" table:number-columns-spanned="1" table:number-rows-spanned="3" table:style-name="ce294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-0.58865929841422393" table:style-name="ce150">
            <text:p>–0.59</text:p>
          </table:table-cell>
          <table:table-cell office:value-type="float" office:value="-0.32941761451923673" table:style-name="ce150">
            <text:p>–0.33</text:p>
          </table:table-cell>
          <table:table-cell office:value-type="float" office:value="22.58064516129032" table:style-name="ce150">
            <text:p>22.58</text:p>
          </table:table-cell>
          <table:table-cell office:value-type="float" office:value="25.333333333333336" table:style-name="ce150">
            <text:p>25.33</text:p>
          </table:table-cell>
          <table:table-cell office:value-type="float" office:value="18.367346938775512" table:style-name="ce150">
            <text:p>18.37</text:p>
          </table:table-cell>
          <table:table-cell office:value-type="float" office:value="-16.7816091954023" table:style-name="ce150">
            <text:p>–16.78</text:p>
          </table:table-cell>
          <table:table-cell office:value-type="float" office:value="-9.1397849462365599" table:style-name="ce150">
            <text:p>–9.14</text:p>
          </table:table-cell>
          <table:table-cell office:value-type="float" office:value="-22.489959839357429" table:style-name="ce150">
            <text:p>–22.49</text:p>
          </table:table-cell>
          <table:table-cell office:value-type="float" office:value="-0.20807833537331699" table:style-name="ce150">
            <text:p>–0.21</text:p>
          </table:table-cell>
          <table:table-cell office:value-type="float" office:value="0" table:style-name="ce150">
            <text:p>—</text:p>
          </table:table-cell>
          <table:table-cell office:value-type="float" office:value="22.58064516129032" table:style-name="ce150">
            <text:p>22.58</text:p>
          </table:table-cell>
          <table:table-cell office:value-type="float" office:value="25.333333333333336" table:style-name="ce150">
            <text:p>25.33</text:p>
          </table:table-cell>
          <table:table-cell office:value-type="float" office:value="18.367346938775512" table:style-name="ce150">
            <text:p>18.37</text:p>
          </table:table-cell>
          <table:table-cell office:value-type="float" office:value="-14.726840855106888" table:style-name="ce150">
            <text:p>–14.73</text:p>
          </table:table-cell>
          <table:table-cell office:value-type="float" office:value="-8.6486486486486491" table:style-name="ce150">
            <text:p>–8.65</text:p>
          </table:table-cell>
          <table:table-cell office:value-type="float" office:value="-19.491525423728813" table:style-name="ce150">
            <text:p>–19.49</text:p>
          </table:table-cell>
          <table:table-cell office:value-type="float" office:value="-20.779220779220779" table:style-name="ce150">
            <text:p>–20.78</text:p>
          </table:table-cell>
          <table:table-cell office:value-type="float" office:value="-18.027210884353742" table:style-name="ce150">
            <text:p>–18.03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78.571428571428569" table:style-name="ce150">
            <text:p>–78.57</text:p>
          </table:table-cell>
          <table:table-cell office:value-type="float" office:value="-100" table:style-name="ce150">
            <text:p>–100.00</text:p>
          </table:table-cell>
          <table:table-cell office:value-type="float" office:value="-76.923076923076934" table:style-name="ce150">
            <text:p>–76.92</text:p>
          </table:table-cell>
          <table:table-cell table:style-name="ce151"/>
          <table:table-cell table:number-columns-spanned="1" table:number-rows-spanned="6" table:style-name="ce152"/>
          <table:table-cell table:number-columns-repeated="16356" table:style-name="ce151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0.42383143618309516" table:style-name="ce153">
            <text:p>–0.42</text:p>
          </table:table-cell>
          <table:table-cell office:value-type="float" office:value="-2.5021894157387717E-2" table:style-name="ce153">
            <text:p>–0.03</text:p>
          </table:table-cell>
          <table:table-cell office:value-type="float" office:value="48.484848484848484" table:style-name="ce153">
            <text:p>48.48</text:p>
          </table:table-cell>
          <table:table-cell office:value-type="float" office:value="66.666666666666657" table:style-name="ce153">
            <text:p>66.67</text:p>
          </table:table-cell>
          <table:table-cell office:value-type="float" office:value="44.444444444444443" table:style-name="ce153">
            <text:p>44.44</text:p>
          </table:table-cell>
          <table:table-cell office:value-type="float" office:value="-21.120689655172413" table:style-name="ce153">
            <text:p>–21.12</text:p>
          </table:table-cell>
          <table:table-cell office:value-type="float" office:value="-5.7142857142857144" table:style-name="ce153">
            <text:p>–5.71</text:p>
          </table:table-cell>
          <table:table-cell office:value-type="float" office:value="-23.857868020304569" table:style-name="ce153">
            <text:p>–23.86</text:p>
          </table:table-cell>
          <table:table-cell office:value-type="float" office:value="-0.20807833537331699" table:style-name="ce153">
            <text:p>–0.21</text:p>
          </table:table-cell>
          <table:table-cell office:value-type="float" office:value="0.11372251705837756" table:style-name="ce153">
            <text:p>0.11</text:p>
          </table:table-cell>
          <table:table-cell office:value-type="float" office:value="48.484848484848484" table:style-name="ce153">
            <text:p>48.48</text:p>
          </table:table-cell>
          <table:table-cell office:value-type="float" office:value="66.666666666666657" table:style-name="ce153">
            <text:p>66.67</text:p>
          </table:table-cell>
          <table:table-cell office:value-type="float" office:value="44.444444444444443" table:style-name="ce153">
            <text:p>44.44</text:p>
          </table:table-cell>
          <table:table-cell office:value-type="float" office:value="-18.834080717488789" table:style-name="ce153">
            <text:p>–18.83</text:p>
          </table:table-cell>
          <table:table-cell office:value-type="float" office:value="-5.7142857142857144" table:style-name="ce153">
            <text:p>–5.71</text:p>
          </table:table-cell>
          <table:table-cell office:value-type="float" office:value="-21.276595744680851" table:style-name="ce153">
            <text:p>–21.28</text:p>
          </table:table-cell>
          <table:table-cell office:value-type="float" office:value="-20.454545454545457" table:style-name="ce153">
            <text:p>–20.45</text:p>
          </table:table-cell>
          <table:table-cell office:value-type="float" office:value="-13.924050632911392" table:style-name="ce153">
            <text:p>–13.92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-77.777777777777786" table:style-name="ce153">
            <text:p>–77.78</text:p>
          </table:table-cell>
          <table:table-cell office:value-type="string" table:style-name="ce153">
            <text:p>--</text:p>
          </table:table-cell>
          <table:table-cell office:value-type="float" office:value="-77.777777777777786" table:style-name="ce154">
            <text:p>–77.78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0.7508939213349225" table:style-name="ce156">
            <text:p>–0.75</text:p>
          </table:table-cell>
          <table:table-cell office:value-type="float" office:value="-0.62994071146245056" table:style-name="ce156">
            <text:p>–0.63</text:p>
          </table:table-cell>
          <table:table-cell office:value-type="float" office:value="13.186813186813188" table:style-name="ce156">
            <text:p>13.19</text:p>
          </table:table-cell>
          <table:table-cell office:value-type="float" office:value="21.739130434782609" table:style-name="ce156">
            <text:p>21.74</text:p>
          </table:table-cell>
          <table:table-cell office:value-type="float" office:value="-13.636363636363635" table:style-name="ce156">
            <text:p>–13.64</text:p>
          </table:table-cell>
          <table:table-cell office:value-type="float" office:value="-11.822660098522167" table:style-name="ce156">
            <text:p>–11.82</text:p>
          </table:table-cell>
          <table:table-cell office:value-type="float" office:value="-9.9337748344370862" table:style-name="ce156">
            <text:p>–9.93</text:p>
          </table:table-cell>
          <table:table-cell office:value-type="float" office:value="-17.307692307692307" table:style-name="ce156">
            <text:p>–17.31</text:p>
          </table:table-cell>
          <table:table-cell office:value-type="float" office:value="-0.20807833537331699" table:style-name="ce156">
            <text:p>–0.21</text:p>
          </table:table-cell>
          <table:table-cell office:value-type="float" office:value="-0.11419870574800152" table:style-name="ce156">
            <text:p>–0.11</text:p>
          </table:table-cell>
          <table:table-cell office:value-type="float" office:value="13.186813186813188" table:style-name="ce156">
            <text:p>13.19</text:p>
          </table:table-cell>
          <table:table-cell office:value-type="float" office:value="21.739130434782609" table:style-name="ce156">
            <text:p>21.74</text:p>
          </table:table-cell>
          <table:table-cell office:value-type="float" office:value="-13.636363636363635" table:style-name="ce156">
            <text:p>–13.64</text:p>
          </table:table-cell>
          <table:table-cell office:value-type="float" office:value="-10.1010101010101" table:style-name="ce156">
            <text:p>–10.10</text:p>
          </table:table-cell>
          <table:table-cell office:value-type="float" office:value="-9.3333333333333339" table:style-name="ce156">
            <text:p>–9.33</text:p>
          </table:table-cell>
          <table:table-cell office:value-type="float" office:value="-12.5" table:style-name="ce156">
            <text:p>–12.50</text:p>
          </table:table-cell>
          <table:table-cell office:value-type="float" office:value="-20.909090909090907" table:style-name="ce156">
            <text:p>–20.91</text:p>
          </table:table-cell>
          <table:table-cell office:value-type="float" office:value="-19.534883720930232" table:style-name="ce156">
            <text:p>–19.53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-80" table:style-name="ce156">
            <text:p>–80.00</text:p>
          </table:table-cell>
          <table:table-cell office:value-type="float" office:value="-100" table:style-name="ce156">
            <text:p>–100.00</text:p>
          </table:table-cell>
          <table:table-cell office:value-type="float" office:value="-75" table:style-name="ce156">
            <text:p>–75.00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table-cell office:value-type="string" table:number-columns-spanned="1" table:number-rows-spanned="3" table:style-name="ce295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3.7357402532280308" table:style-name="ce159">
            <text:p>3.74</text:p>
          </table:table-cell>
          <table:table-cell office:value-type="float" office:value="4.2924037460978148" table:style-name="ce159">
            <text:p>4.29</text:p>
          </table:table-cell>
          <table:table-cell office:value-type="float" office:value="-9.5238095238095237" table:style-name="ce159">
            <text:p>–9.52</text:p>
          </table:table-cell>
          <table:table-cell office:value-type="float" office:value="0" table:style-name="ce159">
            <text:p>—</text:p>
          </table:table-cell>
          <table:table-cell office:value-type="float" office:value="-21.621621621621621" table:style-name="ce159">
            <text:p>–21.62</text:p>
          </table:table-cell>
          <table:table-cell office:value-type="float" office:value="-11.707317073170733" table:style-name="ce159">
            <text:p>–11.71</text:p>
          </table:table-cell>
          <table:table-cell office:value-type="float" office:value="-19.523809523809526" table:style-name="ce159">
            <text:p>–19.52</text:p>
          </table:table-cell>
          <table:table-cell office:value-type="float" office:value="-3.5000000000000004" table:style-name="ce159">
            <text:p>–3.50</text:p>
          </table:table-cell>
          <table:table-cell office:value-type="float" office:value="4.018882367951008" table:style-name="ce159">
            <text:p>4.02</text:p>
          </table:table-cell>
          <table:table-cell office:value-type="float" office:value="4.5887961859356379" table:style-name="ce159">
            <text:p>4.59</text:p>
          </table:table-cell>
          <table:table-cell office:value-type="float" office:value="-8.4337349397590362" table:style-name="ce159">
            <text:p>–8.43</text:p>
          </table:table-cell>
          <table:table-cell office:value-type="float" office:value="0" table:style-name="ce159">
            <text:p>—</text:p>
          </table:table-cell>
          <table:table-cell office:value-type="float" office:value="-19.444444444444446" table:style-name="ce159">
            <text:p>–19.44</text:p>
          </table:table-cell>
          <table:table-cell office:value-type="float" office:value="-12.009803921568627" table:style-name="ce159">
            <text:p>–12.01</text:p>
          </table:table-cell>
          <table:table-cell office:value-type="float" office:value="-19.523809523809526" table:style-name="ce159">
            <text:p>–19.52</text:p>
          </table:table-cell>
          <table:table-cell office:value-type="float" office:value="-4.0404040404040407" table:style-name="ce159">
            <text:p>–4.04</text:p>
          </table:table-cell>
          <table:table-cell office:value-type="float" office:value="-12.23021582733813" table:style-name="ce159">
            <text:p>–12.23</text:p>
          </table:table-cell>
          <table:table-cell office:value-type="float" office:value="-12.043795620437956" table:style-name="ce159">
            <text:p>–12.04</text:p>
          </table:table-cell>
          <table:table-cell office:value-type="float" office:value="-100" table:style-name="ce159">
            <text:p>–100.00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table-cell office:value-type="float" office:value="50" table:style-name="ce159">
            <text:p>50.00</text:p>
          </table:table-cell>
          <table:table-cell office:value-type="string" table:style-name="ce159">
            <text:p>--</text:p>
          </table:table-cell>
          <table:table-cell office:value-type="float" office:value="50" table:style-name="ce159">
            <text:p>50.00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.9307381193124367" table:style-name="ce160">
            <text:p>3.93</text:p>
          </table:table-cell>
          <table:table-cell office:value-type="float" office:value="3.8601507668312975" table:style-name="ce160">
            <text:p>3.86</text:p>
          </table:table-cell>
          <table:table-cell office:value-type="float" office:value="4.2553191489361701" table:style-name="ce160">
            <text:p>4.26</text:p>
          </table:table-cell>
          <table:table-cell office:value-type="float" office:value="-9.0909090909090917" table:style-name="ce160">
            <text:p>–9.09</text:p>
          </table:table-cell>
          <table:table-cell office:value-type="float" office:value="8.3333333333333321" table:style-name="ce160">
            <text:p>8.33</text:p>
          </table:table-cell>
          <table:table-cell office:value-type="float" office:value="7.0175438596491224" table:style-name="ce160">
            <text:p>7.02</text:p>
          </table:table-cell>
          <table:table-cell office:value-type="float" office:value="22.222222222222221" table:style-name="ce160">
            <text:p>22.22</text:p>
          </table:table-cell>
          <table:table-cell office:value-type="float" office:value="4.1666666666666661" table:style-name="ce160">
            <text:p>4.17</text:p>
          </table:table-cell>
          <table:table-cell office:value-type="float" office:value="4.018882367951008" table:style-name="ce160">
            <text:p>4.02</text:p>
          </table:table-cell>
          <table:table-cell office:value-type="float" office:value="3.935458480913026" table:style-name="ce160">
            <text:p>3.94</text:p>
          </table:table-cell>
          <table:table-cell office:value-type="float" office:value="8.8888888888888893" table:style-name="ce160">
            <text:p>8.89</text:p>
          </table:table-cell>
          <table:table-cell office:value-type="float" office:value="-9.0909090909090917" table:style-name="ce160">
            <text:p>–9.09</text:p>
          </table:table-cell>
          <table:table-cell office:value-type="float" office:value="14.705882352941178" table:style-name="ce160">
            <text:p>14.71</text:p>
          </table:table-cell>
          <table:table-cell office:value-type="float" office:value="6.4705882352941186" table:style-name="ce160">
            <text:p>6.47</text:p>
          </table:table-cell>
          <table:table-cell office:value-type="float" office:value="22.222222222222221" table:style-name="ce160">
            <text:p>22.22</text:p>
          </table:table-cell>
          <table:table-cell office:value-type="float" office:value="3.4965034965034967" table:style-name="ce160">
            <text:p>3.50</text:p>
          </table:table-cell>
          <table:table-cell office:value-type="float" office:value="-5.4054054054054053" table:style-name="ce160">
            <text:p>–5.41</text:p>
          </table:table-cell>
          <table:table-cell office:value-type="float" office:value="-4.225352112676056" table:style-name="ce160">
            <text:p>–4.23</text:p>
          </table:table-cell>
          <table:table-cell office:value-type="float" office:value="-100" table:style-name="ce160">
            <text:p>–100.00</text:p>
          </table:table-cell>
          <table:table-cell office:value-type="string" table:style-name="ce160">
            <text:p>--</text:p>
          </table:table-cell>
          <table:table-cell office:value-type="float" office:value="-100" table:style-name="ce160">
            <text:p>–100.00</text:p>
          </table:table-cell>
          <table:table-cell office:value-type="float" office:value="100" table:style-name="ce160">
            <text:p>100.00</text:p>
          </table:table-cell>
          <table:table-cell office:value-type="string" table:style-name="ce160">
            <text:p>--</text:p>
          </table:table-cell>
          <table:table-cell office:value-type="float" office:value="100" table:style-name="ce161">
            <text:p>100.00</text:p>
          </table:table-cell>
          <table:table-cell table:style-name="ce125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3.5438945535936335" table:style-name="ce156">
            <text:p>3.54</text:p>
          </table:table-cell>
          <table:table-cell office:value-type="float" office:value="4.7253319448060402" table:style-name="ce156">
            <text:p>4.73</text:p>
          </table:table-cell>
          <table:table-cell office:value-type="float" office:value="-14.87603305785124" table:style-name="ce156">
            <text:p>–14.88</text:p>
          </table:table-cell>
          <table:table-cell office:value-type="float" office:value="1.2048192771084338" table:style-name="ce156">
            <text:p>1.20</text:p>
          </table:table-cell>
          <table:table-cell office:value-type="float" office:value="-50" table:style-name="ce156">
            <text:p>–50.00</text:p>
          </table:table-cell>
          <table:table-cell office:value-type="float" office:value="-25.10460251046025" table:style-name="ce156">
            <text:p>–25.10</text:p>
          </table:table-cell>
          <table:table-cell office:value-type="float" office:value="-25.683060109289617" table:style-name="ce156">
            <text:p>–25.68</text:p>
          </table:table-cell>
          <table:table-cell office:value-type="float" office:value="-23.214285714285715" table:style-name="ce156">
            <text:p>–23.21</text:p>
          </table:table-cell>
          <table:table-cell office:value-type="float" office:value="4.018882367951008" table:style-name="ce156">
            <text:p>4.02</text:p>
          </table:table-cell>
          <table:table-cell office:value-type="float" office:value="5.2547131969514638" table:style-name="ce156">
            <text:p>5.25</text:p>
          </table:table-cell>
          <table:table-cell office:value-type="float" office:value="-14.87603305785124" table:style-name="ce156">
            <text:p>–14.88</text:p>
          </table:table-cell>
          <table:table-cell office:value-type="float" office:value="1.2048192771084338" table:style-name="ce156">
            <text:p>1.20</text:p>
          </table:table-cell>
          <table:table-cell office:value-type="float" office:value="-50" table:style-name="ce156">
            <text:p>–50.00</text:p>
          </table:table-cell>
          <table:table-cell office:value-type="float" office:value="-25.210084033613445" table:style-name="ce156">
            <text:p>–25.21</text:p>
          </table:table-cell>
          <table:table-cell office:value-type="float" office:value="-25.683060109289617" table:style-name="ce156">
            <text:p>–25.68</text:p>
          </table:table-cell>
          <table:table-cell office:value-type="float" office:value="-23.636363636363637" table:style-name="ce156">
            <text:p>–23.64</text:p>
          </table:table-cell>
          <table:table-cell office:value-type="float" office:value="-14.705882352941178" table:style-name="ce156">
            <text:p>–14.71</text:p>
          </table:table-cell>
          <table:table-cell office:value-type="float" office:value="-14.77832512315271" table:style-name="ce156">
            <text:p>–14.78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table:style-name="ce44"/>
          <table:covered-table-cell/>
          <table:table-cell table:number-columns-repeated="16356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 民國110年8月10日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70"/>
          <table:table-cell table:number-columns-repeated="16383" table:style-name="ce44"/>
        </table:table-row>
        <table:table-row table:number-rows-repeated="1048392" table:style-name="ro10">
          <table:table-cell table:number-columns-repeated="16384"/>
        </table:table-row>
        <table:named-expressions>
          <table:named-range table:name="Print_Area" table:cell-range-address="08結-年月別.$A$1:08結-年月別.$Z$183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0年7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6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16550" table:style-name="ce56">
            <text:p><text:s text:c="3"/>16,550</text:p>
          </table:table-cell>
          <table:table-cell office:value-type="float" office:value="16036" table:style-name="ce56">
            <text:p><text:s text:c="3"/>16,036</text:p>
          </table:table-cell>
          <table:table-cell office:value-type="float" office:value="152" table:style-name="ce56">
            <text:p><text:s text:c="3"/>152</text:p>
          </table:table-cell>
          <table:table-cell office:value-type="float" office:value="94" table:style-name="ce56">
            <text:p><text:s text:c="3"/>94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362" table:style-name="ce56">
            <text:p><text:s text:c="3"/>362</text:p>
          </table:table-cell>
          <table:table-cell office:value-type="float" office:value="169" table:style-name="ce56">
            <text:p><text:s text:c="3"/>169</text:p>
          </table:table-cell>
          <table:table-cell office:value-type="float" office:value="193" table:style-name="ce56">
            <text:p><text:s text:c="3"/>193</text:p>
          </table:table-cell>
          <table:table-cell office:value-type="float" office:value="16306" table:style-name="ce56">
            <text:p><text:s text:c="3"/>16,306</text:p>
          </table:table-cell>
          <table:table-cell office:value-type="float" office:value="15795" table:style-name="ce84">
            <text:p><text:s text:c="3"/>15,795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359" table:style-name="ce84">
            <text:p><text:s text:c="3"/>359</text:p>
          </table:table-cell>
          <table:table-cell office:value-type="float" office:value="169" table:style-name="ce84">
            <text:p><text:s text:c="3"/>169</text:p>
          </table:table-cell>
          <table:table-cell office:value-type="float" office:value="190" table:style-name="ce84">
            <text:p><text:s text:c="3"/>190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178">
            <text:p><text:s text:c="3"/>3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8223" table:style-name="ce39">
            <text:p><text:s text:c="3"/>8,223</text:p>
          </table:table-cell>
          <table:table-cell office:value-type="float" office:value="7991" table:style-name="ce39">
            <text:p><text:s text:c="3"/>7,991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153" table:style-name="ce39">
            <text:p><text:s text:c="3"/>8,153</text:p>
          </table:table-cell>
          <table:table-cell office:value-type="float" office:value="7923" table:style-name="ce42">
            <text:p><text:s text:c="3"/>7,923</text:p>
          </table:table-cell>
          <table:table-cell office:value-type="float" office:value="49" table:style-name="ce42">
            <text:p><text:s text:c="3"/>49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39" table:style-name="ce42">
            <text:p><text:s text:c="3"/>39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148" table:style-name="ce42">
            <text:p><text:s text:c="3"/>148</text:p>
          </table:table-cell>
          <table:table-cell office:value-type="float" office:value="70" table:style-name="ce39">
            <text:p><text:s text:c="3"/>70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8327" table:style-name="ce47">
            <text:p><text:s text:c="3"/>8,327</text:p>
          </table:table-cell>
          <table:table-cell office:value-type="float" office:value="8045" table:style-name="ce47">
            <text:p><text:s text:c="3"/>8,045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153" table:style-name="ce47">
            <text:p><text:s text:c="3"/>8,153</text:p>
          </table:table-cell>
          <table:table-cell office:value-type="float" office:value="7872" table:style-name="ce50">
            <text:p><text:s text:c="3"/>7,872</text:p>
          </table:table-cell>
          <table:table-cell office:value-type="float" office:value="103" table:style-name="ce50">
            <text:p><text:s text:c="3"/>103</text:p>
          </table:table-cell>
          <table:table-cell office:value-type="float" office:value="84" table:style-name="ce50">
            <text:p><text:s text:c="3"/>84</text:p>
          </table:table-cell>
          <table:table-cell office:value-type="float" office:value="19" table:style-name="ce50">
            <text:p><text:s text:c="3"/>19</text:p>
          </table:table-cell>
          <table:table-cell office:value-type="float" office:value="178" table:style-name="ce50">
            <text:p><text:s text:c="3"/>178</text:p>
          </table:table-cell>
          <table:table-cell office:value-type="float" office:value="136" table:style-name="ce50">
            <text:p><text:s text:c="3"/>136</text:p>
          </table:table-cell>
          <table:table-cell office:value-type="float" office:value="42" table:style-name="ce50">
            <text:p><text:s text:c="3"/>42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73" table:style-name="ce50">
            <text:p><text:s text:c="3"/>17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6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2684" table:style-name="ce39">
            <text:p><text:s text:c="3"/>2,684</text:p>
          </table:table-cell>
          <table:table-cell office:value-type="float" office:value="2581" table:style-name="ce39">
            <text:p><text:s text:c="3"/>2,581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2666" table:style-name="ce39">
            <text:p><text:s text:c="3"/>2,666</text:p>
          </table:table-cell>
          <table:table-cell office:value-type="float" office:value="2564" table:style-name="ce42">
            <text:p><text:s text:c="3"/>2,564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64" table:style-name="ce42">
            <text:p><text:s text:c="3"/>64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38" table:style-name="ce56">
            <text:p><text:s text:c="3"/>38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43" table:style-name="ce39">
            <text:p><text:s text:c="3"/>1,343</text:p>
          </table:table-cell>
          <table:table-cell office:value-type="float" office:value="1301" table:style-name="ce39">
            <text:p><text:s text:c="3"/>1,30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1333" table:style-name="ce39">
            <text:p><text:s text:c="3"/>1,333</text:p>
          </table:table-cell>
          <table:table-cell office:value-type="float" office:value="1292" table:style-name="ce39">
            <text:p><text:s text:c="3"/>1,29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41" table:style-name="ce47">
            <text:p><text:s text:c="3"/>1,341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333" table:style-name="ce47">
            <text:p><text:s text:c="3"/>1,333</text:p>
          </table:table-cell>
          <table:table-cell office:value-type="float" office:value="1272" table:style-name="ce47">
            <text:p><text:s text:c="3"/>1,27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6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1602" table:style-name="ce39">
            <text:p><text:s text:c="3"/>1,602</text:p>
          </table:table-cell>
          <table:table-cell office:value-type="float" office:value="1515" table:style-name="ce39">
            <text:p><text:s text:c="3"/>1,515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576" table:style-name="ce39">
            <text:p><text:s text:c="3"/>1,576</text:p>
          </table:table-cell>
          <table:table-cell office:value-type="float" office:value="1491" table:style-name="ce39">
            <text:p><text:s text:c="3"/>1,491</text:p>
          </table:table-cell>
          <table:table-cell office:value-type="float" office:value="27" table:style-name="ce42">
            <text:p><text:s text:c="3"/>27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8" table:style-name="ce42">
            <text:p><text:s text:c="3"/>58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796" table:style-name="ce39">
            <text:p><text:s text:c="3"/>796</text:p>
          </table:table-cell>
          <table:table-cell office:value-type="float" office:value="749" table:style-name="ce39">
            <text:p><text:s text:c="3"/>749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788" table:style-name="ce39">
            <text:p><text:s text:c="3"/>788</text:p>
          </table:table-cell>
          <table:table-cell office:value-type="float" office:value="742" table:style-name="ce39">
            <text:p><text:s text:c="3"/>74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806" table:style-name="ce47">
            <text:p><text:s text:c="3"/>806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88" table:style-name="ce47">
            <text:p><text:s text:c="3"/>788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1758" table:style-name="ce39">
            <text:p><text:s text:c="3"/>1,758</text:p>
          </table:table-cell>
          <table:table-cell office:value-type="float" office:value="1700" table:style-name="ce39">
            <text:p><text:s text:c="3"/>1,700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714" table:style-name="ce39">
            <text:p><text:s text:c="3"/>1,714</text:p>
          </table:table-cell>
          <table:table-cell office:value-type="float" office:value="1656" table:style-name="ce39">
            <text:p><text:s text:c="3"/>1,656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871" table:style-name="ce39">
            <text:p><text:s text:c="3"/>871</text:p>
          </table:table-cell>
          <table:table-cell office:value-type="float" office:value="850" table:style-name="ce39">
            <text:p><text:s text:c="3"/>85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857" table:style-name="ce39">
            <text:p><text:s text:c="3"/>857</text:p>
          </table:table-cell>
          <table:table-cell office:value-type="float" office:value="836" table:style-name="ce39">
            <text:p><text:s text:c="3"/>83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850" table:style-name="ce47">
            <text:p><text:s text:c="3"/>85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57" table:style-name="ce47">
            <text:p><text:s text:c="3"/>857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274" table:style-name="ce39">
            <text:p><text:s text:c="3"/>2,274</text:p>
          </table:table-cell>
          <table:table-cell office:value-type="float" office:value="2223" table:style-name="ce39">
            <text:p><text:s text:c="3"/>2,223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2240" table:style-name="ce39">
            <text:p><text:s text:c="3"/>2,240</text:p>
          </table:table-cell>
          <table:table-cell office:value-type="float" office:value="2189" table:style-name="ce39">
            <text:p><text:s text:c="3"/>2,189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132" table:style-name="ce39">
            <text:p><text:s text:c="3"/>1,132</text:p>
          </table:table-cell>
          <table:table-cell office:value-type="float" office:value="1107" table:style-name="ce39">
            <text:p><text:s text:c="3"/>1,107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120" table:style-name="ce39">
            <text:p><text:s text:c="3"/>1,120</text:p>
          </table:table-cell>
          <table:table-cell office:value-type="float" office:value="1095" table:style-name="ce39">
            <text:p><text:s text:c="3"/>1,095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142" table:style-name="ce47">
            <text:p><text:s text:c="3"/>1,142</text:p>
          </table:table-cell>
          <table:table-cell office:value-type="float" office:value="1116" table:style-name="ce47">
            <text:p><text:s text:c="3"/>1,11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20" table:style-name="ce47">
            <text:p><text:s text:c="3"/>1,120</text:p>
          </table:table-cell>
          <table:table-cell office:value-type="float" office:value="1094" table:style-name="ce47">
            <text:p><text:s text:c="3"/>1,09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306" table:style-name="ce39">
            <text:p><text:s text:c="3"/>1,306</text:p>
          </table:table-cell>
          <table:table-cell office:value-type="float" office:value="1279" table:style-name="ce39">
            <text:p><text:s text:c="3"/>1,27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286" table:style-name="ce39">
            <text:p><text:s text:c="3"/>1,286</text:p>
          </table:table-cell>
          <table:table-cell office:value-type="float" office:value="1259" table:style-name="ce39">
            <text:p><text:s text:c="3"/>1,259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1" table:style-name="ce42">
            <text:p><text:s text:c="3"/>2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645" table:style-name="ce39">
            <text:p><text:s text:c="3"/>645</text:p>
          </table:table-cell>
          <table:table-cell office:value-type="float" office:value="633" table:style-name="ce39">
            <text:p><text:s text:c="3"/>63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643" table:style-name="ce39">
            <text:p><text:s text:c="3"/>643</text:p>
          </table:table-cell>
          <table:table-cell office:value-type="float" office:value="631" table:style-name="ce39">
            <text:p><text:s text:c="3"/>63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661" table:style-name="ce47">
            <text:p><text:s text:c="3"/>661</text:p>
          </table:table-cell>
          <table:table-cell office:value-type="float" office:value="646" table:style-name="ce47">
            <text:p><text:s text:c="3"/>64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—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—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926" table:style-name="ce39">
            <text:p><text:s text:c="3"/>1,926</text:p>
          </table:table-cell>
          <table:table-cell office:value-type="float" office:value="1876" table:style-name="ce39">
            <text:p><text:s text:c="3"/>1,87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890" table:style-name="ce39">
            <text:p><text:s text:c="3"/>1,890</text:p>
          </table:table-cell>
          <table:table-cell office:value-type="float" office:value="1840" table:style-name="ce39">
            <text:p><text:s text:c="3"/>1,840</text:p>
          </table:table-cell>
          <table:table-cell office:value-type="float" office:value="14" table:style-name="ce42">
            <text:p><text:s text:c="3"/>1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6" table:style-name="ce42">
            <text:p><text:s text:c="3"/>36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953" table:style-name="ce39">
            <text:p><text:s text:c="3"/>953</text:p>
          </table:table-cell>
          <table:table-cell office:value-type="float" office:value="931" table:style-name="ce39">
            <text:p><text:s text:c="3"/>93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945" table:style-name="ce39">
            <text:p><text:s text:c="3"/>945</text:p>
          </table:table-cell>
          <table:table-cell office:value-type="float" office:value="923" table:style-name="ce39">
            <text:p><text:s text:c="3"/>92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973" table:style-name="ce47">
            <text:p><text:s text:c="3"/>973</text:p>
          </table:table-cell>
          <table:table-cell office:value-type="float" office:value="945" table:style-name="ce47">
            <text:p><text:s text:c="3"/>94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45" table:style-name="ce47">
            <text:p><text:s text:c="3"/>945</text:p>
          </table:table-cell>
          <table:table-cell office:value-type="float" office:value="917" table:style-name="ce47">
            <text:p><text:s text:c="3"/>91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4914" table:style-name="ce185">
            <text:p><text:s text:c="3"/>4,914</text:p>
          </table:table-cell>
          <table:table-cell office:value-type="float" office:value="4778" table:style-name="ce185">
            <text:p><text:s text:c="3"/>4,778</text:p>
          </table:table-cell>
          <table:table-cell office:value-type="float" office:value="38" table:style-name="ce185">
            <text:p><text:s text:c="3"/>38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98" table:style-name="ce39">
            <text:p><text:s text:c="3"/>98</text:p>
          </table:table-cell>
          <table:table-cell office:value-type="float" office:value="51" table:style-name="ce185">
            <text:p><text:s text:c="3"/>51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4848" table:style-name="ce185">
            <text:p><text:s text:c="3"/>4,848</text:p>
          </table:table-cell>
          <table:table-cell office:value-type="float" office:value="4712" table:style-name="ce185">
            <text:p><text:s text:c="3"/>4,712</text:p>
          </table:table-cell>
          <table:table-cell office:value-type="float" office:value="38" table:style-name="ce185">
            <text:p><text:s text:c="3"/>38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98" table:style-name="ce185">
            <text:p><text:s text:c="3"/>98</text:p>
          </table:table-cell>
          <table:table-cell office:value-type="float" office:value="51" table:style-name="ce185">
            <text:p><text:s text:c="3"/>51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66" table:style-name="ce185">
            <text:p><text:s text:c="3"/>66</text:p>
          </table:table-cell>
          <table:table-cell office:value-type="float" office:value="66" table:style-name="ce185">
            <text:p><text:s text:c="3"/>66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2440" table:style-name="ce187">
            <text:p><text:s text:c="3"/>2,440</text:p>
          </table:table-cell>
          <table:table-cell office:value-type="float" office:value="2378" table:style-name="ce187">
            <text:p><text:s text:c="3"/>2,378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2424" table:style-name="ce187">
            <text:p><text:s text:c="3"/>2,424</text:p>
          </table:table-cell>
          <table:table-cell office:value-type="float" office:value="2362" table:style-name="ce187">
            <text:p><text:s text:c="3"/>2,362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50" table:style-name="ce187">
            <text:p><text:s text:c="3"/>50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2474" table:style-name="ce189">
            <text:p><text:s text:c="3"/>2,474</text:p>
          </table:table-cell>
          <table:table-cell office:value-type="float" office:value="2400" table:style-name="ce189">
            <text:p><text:s text:c="3"/>2,400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21" table:style-name="ce189">
            <text:p><text:s text:c="3"/>21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2" table:style-name="ce189">
            <text:p><text:s text:c="3"/>4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2424" table:style-name="ce189">
            <text:p><text:s text:c="3"/>2,424</text:p>
          </table:table-cell>
          <table:table-cell office:value-type="float" office:value="2350" table:style-name="ce189">
            <text:p><text:s text:c="3"/>2,350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21" table:style-name="ce189">
            <text:p><text:s text:c="3"/>21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42" table:style-name="ce189">
            <text:p><text:s text:c="3"/>4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50" table:style-name="ce189">
            <text:p><text:s text:c="3"/>50</text:p>
          </table:table-cell>
          <table:table-cell office:value-type="float" office:value="50" table:style-name="ce189">
            <text:p><text:s text:c="3"/>50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333" table:style-name="ce107">
            <text:p><text:s text:c="3"/>3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63" table:style-name="ce107">
            <text:p><text:s text:c="3"/>1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63" table:style-name="ce107">
            <text:p><text:s text:c="3"/>1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170" table:style-name="ce114">
            <text:p><text:s text:c="3"/>17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72" table:style-name="ce114">
            <text:p><text:s text:c="3"/>172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431" table:style-name="ce107">
            <text:p><text:s text:c="3"/>43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38" table:style-name="ce107">
            <text:p><text:s text:c="3"/>438</text:p>
          </table:table-cell>
          <table:table-cell office:value-type="float" office:value="427" table:style-name="ce107">
            <text:p><text:s text:c="3"/>427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23" table:style-name="ce114">
            <text:p><text:s text:c="3"/>223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19" table:style-name="ce114">
            <text:p><text:s text:c="3"/>219</text:p>
          </table:table-cell>
          <table:table-cell office:value-type="float" office:value="214" table:style-name="ce114">
            <text:p><text:s text:c="3"/>2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378" table:style-name="ce107">
            <text:p><text:s text:c="3"/>37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86" table:style-name="ce107">
            <text:p><text:s text:c="3"/>386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97" table:style-name="ce114">
            <text:p><text:s text:c="3"/>197</text:p>
          </table:table-cell>
          <table:table-cell office:value-type="float" office:value="190" table:style-name="ce114">
            <text:p><text:s text:c="3"/>19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193" table:style-name="ce114">
            <text:p><text:s text:c="3"/>193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836" table:style-name="ce107">
            <text:p><text:s text:c="3"/>836</text:p>
          </table:table-cell>
          <table:table-cell office:value-type="float" office:value="812" table:style-name="ce107">
            <text:p><text:s text:c="3"/>81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30" table:style-name="ce107">
            <text:p><text:s text:c="3"/>830</text:p>
          </table:table-cell>
          <table:table-cell office:value-type="float" office:value="806" table:style-name="ce107">
            <text:p><text:s text:c="3"/>806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17" table:style-name="ce107">
            <text:p><text:s text:c="3"/>417</text:p>
          </table:table-cell>
          <table:table-cell office:value-type="float" office:value="408" table:style-name="ce107">
            <text:p><text:s text:c="3"/>40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5" table:style-name="ce107">
            <text:p><text:s text:c="3"/>415</text:p>
          </table:table-cell>
          <table:table-cell office:value-type="float" office:value="406" table:style-name="ce107">
            <text:p><text:s text:c="3"/>40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19" table:style-name="ce114">
            <text:p><text:s text:c="3"/>419</text:p>
          </table:table-cell>
          <table:table-cell office:value-type="float" office:value="404" table:style-name="ce114">
            <text:p><text:s text:c="3"/>40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400" table:style-name="ce114">
            <text:p><text:s text:c="3"/>40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304" table:style-name="ce107">
            <text:p><text:s text:c="3"/>304</text:p>
          </table:table-cell>
          <table:table-cell office:value-type="float" office:value="295" table:style-name="ce107">
            <text:p><text:s text:c="3"/>2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98" table:style-name="ce107">
            <text:p><text:s text:c="3"/>298</text:p>
          </table:table-cell>
          <table:table-cell office:value-type="float" office:value="289" table:style-name="ce107">
            <text:p><text:s text:c="3"/>289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146" table:style-name="ce107">
            <text:p><text:s text:c="3"/>14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147" table:style-name="ce114">
            <text:p><text:s text:c="3"/>14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49" table:style-name="ce114">
            <text:p><text:s text:c="3"/>149</text:p>
          </table:table-cell>
          <table:table-cell office:value-type="float" office:value="143" table:style-name="ce114">
            <text:p><text:s text:c="3"/>14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454" table:style-name="ce118">
            <text:p><text:s text:c="3"/>454</text:p>
          </table:table-cell>
          <table:table-cell office:value-type="float" office:value="445" table:style-name="ce118">
            <text:p><text:s text:c="3"/>44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46" table:style-name="ce118">
            <text:p><text:s text:c="3"/>446</text:p>
          </table:table-cell>
          <table:table-cell office:value-type="float" office:value="437" table:style-name="ce107">
            <text:p><text:s text:c="3"/>437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31" table:style-name="ce114">
            <text:p><text:s text:c="3"/>231</text:p>
          </table:table-cell>
          <table:table-cell office:value-type="float" office:value="224" table:style-name="ce114">
            <text:p><text:s text:c="3"/>22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223" table:style-name="ce114">
            <text:p><text:s text:c="3"/>223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286" table:style-name="ce107">
            <text:p><text:s text:c="3"/>286</text:p>
          </table:table-cell>
          <table:table-cell office:value-type="float" office:value="276" table:style-name="ce107">
            <text:p><text:s text:c="3"/>27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6" table:style-name="ce107">
            <text:p><text:s text:c="3"/>286</text:p>
          </table:table-cell>
          <table:table-cell office:value-type="float" office:value="276" table:style-name="ce107">
            <text:p><text:s text:c="3"/>276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43" table:style-name="ce114">
            <text:p><text:s text:c="3"/>143</text:p>
          </table:table-cell>
          <table:table-cell office:value-type="float" office:value="139" table:style-name="ce114">
            <text:p><text:s text:c="3"/>13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43" table:style-name="ce114">
            <text:p><text:s text:c="3"/>143</text:p>
          </table:table-cell>
          <table:table-cell office:value-type="float" office:value="139" table:style-name="ce114">
            <text:p><text:s text:c="3"/>13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548" table:style-name="ce107">
            <text:p><text:s text:c="3"/>548</text:p>
          </table:table-cell>
          <table:table-cell office:value-type="float" office:value="535" table:style-name="ce107">
            <text:p><text:s text:c="3"/>53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4" table:style-name="ce107">
            <text:p><text:s text:c="3"/>544</text:p>
          </table:table-cell>
          <table:table-cell office:value-type="float" office:value="531" table:style-name="ce107">
            <text:p><text:s text:c="3"/>53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2" table:style-name="ce107">
            <text:p><text:s text:c="3"/>272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67" table:style-name="ce114">
            <text:p><text:s text:c="3"/>26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272" table:style-name="ce114">
            <text:p><text:s text:c="3"/>272</text:p>
          </table:table-cell>
          <table:table-cell office:value-type="float" office:value="265" table:style-name="ce114">
            <text:p><text:s text:c="3"/>26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294" table:style-name="ce107">
            <text:p><text:s text:c="3"/>294</text:p>
          </table:table-cell>
          <table:table-cell office:value-type="float" office:value="291" table:style-name="ce107">
            <text:p><text:s text:c="3"/>29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46" table:style-name="ce114">
            <text:p><text:s text:c="3"/>146</text:p>
          </table:table-cell>
          <table:table-cell office:value-type="float" office:value="144" table:style-name="ce114">
            <text:p><text:s text:c="3"/>1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44" table:style-name="ce114">
            <text:p><text:s text:c="3"/>144</text:p>
          </table:table-cell>
          <table:table-cell office:value-type="float" office:value="142" table:style-name="ce114">
            <text:p><text:s text:c="3"/>14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1" table:style-name="ce114">
            <text:p><text:s text:c="3"/>121</text:p>
          </table:table-cell>
          <table:table-cell office:value-type="float" office:value="117" table:style-name="ce114">
            <text:p><text:s text:c="3"/>11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17" table:style-name="ce114">
            <text:p><text:s text:c="3"/>117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336" table:style-name="ce107">
            <text:p><text:s text:c="3"/>336</text:p>
          </table:table-cell>
          <table:table-cell office:value-type="float" office:value="325" table:style-name="ce107">
            <text:p><text:s text:c="3"/>3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32" table:style-name="ce107">
            <text:p><text:s text:c="3"/>332</text:p>
          </table:table-cell>
          <table:table-cell office:value-type="float" office:value="321" table:style-name="ce107">
            <text:p><text:s text:c="3"/>321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68" table:style-name="ce107">
            <text:p><text:s text:c="3"/>168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62" table:style-name="ce114">
            <text:p><text:s text:c="3"/>16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06" table:style-name="ce107">
            <text:p><text:s text:c="3"/>206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84" table:style-name="ce56">
            <text:p><text:s text:c="3"/>8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 民國110年8月10日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5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5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6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5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5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9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9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5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9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9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5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9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9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5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5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9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9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5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5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9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9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5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1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5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5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0年</text:p>
            <text:p>截至7月止</text:p>
          </table:table-cell>
          <table:table-cell office:value-type="string" table:style-name="ce103">
            <text:p>計</text:p>
          </table:table-cell>
          <table:table-cell office:value-type="float" office:value="130376" table:style-name="ce56">
            <text:p><text:s text:c="3"/>130,376</text:p>
          </table:table-cell>
          <table:table-cell office:value-type="float" office:value="125199" table:style-name="ce56">
            <text:p><text:s text:c="3"/>125,199</text:p>
          </table:table-cell>
          <table:table-cell office:value-type="float" office:value="125166" table:style-name="ce56">
            <text:p><text:s text:c="3"/>125,166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1302" table:style-name="ce56">
            <text:p><text:s text:c="3"/>1,302</text:p>
          </table:table-cell>
          <table:table-cell office:value-type="float" office:value="475" table:style-name="ce56">
            <text:p><text:s text:c="3"/>475</text:p>
          </table:table-cell>
          <table:table-cell office:value-type="float" office:value="827" table:style-name="ce56">
            <text:p><text:s text:c="3"/>827</text:p>
          </table:table-cell>
          <table:table-cell office:value-type="float" office:value="532" table:style-name="ce56">
            <text:p><text:s text:c="3"/>532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478" table:style-name="ce56">
            <text:p><text:s text:c="3"/>478</text:p>
          </table:table-cell>
          <table:table-cell office:value-type="float" office:value="3343" table:style-name="ce56">
            <text:p><text:s text:c="3"/>3,343</text:p>
          </table:table-cell>
          <table:table-cell office:value-type="float" office:value="608" table:style-name="ce56">
            <text:p><text:s text:c="3"/>608</text:p>
          </table:table-cell>
          <table:table-cell office:value-type="float" office:value="2735" table:style-name="ce56">
            <text:p><text:s text:c="3"/>2,735</text:p>
          </table:table-cell>
          <table:table-cell office:value-type="float" office:value="1755" table:style-name="ce56">
            <text:p><text:s text:c="3"/>1,755</text:p>
          </table:table-cell>
          <table:table-cell office:value-type="float" office:value="597" table:style-name="ce56">
            <text:p><text:s text:c="3"/>597</text:p>
          </table:table-cell>
          <table:table-cell office:value-type="float" office:value="1158" table:style-name="ce56">
            <text:p><text:s text:c="3"/>1,158</text:p>
          </table:table-cell>
          <table:table-cell office:value-type="float" office:value="1588" table:style-name="ce56">
            <text:p><text:s text:c="3"/>1,588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577" table:style-name="ce56">
            <text:p><text:s text:c="3"/>1,577</text:p>
          </table:table-cell>
          <table:table-cell office:value-type="float" office:value="128310" table:style-name="ce224">
            <text:p><text:s text:c="3"/>128,310</text:p>
          </table:table-cell>
          <table:table-cell office:value-type="float" office:value="123184" table:style-name="ce224">
            <text:p><text:s text:c="3"/>123,184</text:p>
          </table:table-cell>
          <table:table-cell office:value-type="float" office:value="123151" table:style-name="ce224">
            <text:p><text:s text:c="3"/>123,151</text:p>
          </table:table-cell>
          <table:table-cell office:value-type="float" office:value="33" table:style-name="ce224">
            <text:p><text:s text:c="3"/>33</text:p>
          </table:table-cell>
          <table:table-cell office:value-type="float" office:value="1301" table:style-name="ce224">
            <text:p><text:s text:c="3"/>1,301</text:p>
          </table:table-cell>
          <table:table-cell office:value-type="float" office:value="474" table:style-name="ce224">
            <text:p><text:s text:c="3"/>474</text:p>
          </table:table-cell>
          <table:table-cell office:value-type="float" office:value="827" table:style-name="ce224">
            <text:p><text:s text:c="3"/>827</text:p>
          </table:table-cell>
          <table:table-cell office:value-type="float" office:value="527" table:style-name="ce224">
            <text:p><text:s text:c="3"/>527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478" table:style-name="ce224">
            <text:p><text:s text:c="3"/>478</text:p>
          </table:table-cell>
          <table:table-cell office:value-type="float" office:value="3298" table:style-name="ce224">
            <text:p><text:s text:c="3"/>3,298</text:p>
          </table:table-cell>
          <table:table-cell office:value-type="float" office:value="604" table:style-name="ce224">
            <text:p><text:s text:c="3"/>604</text:p>
          </table:table-cell>
          <table:table-cell office:value-type="float" office:value="2694" table:style-name="ce224">
            <text:p><text:s text:c="3"/>2,694</text:p>
          </table:table-cell>
          <table:table-cell office:value-type="float" office:value="1751" table:style-name="ce224">
            <text:p><text:s text:c="3"/>1,751</text:p>
          </table:table-cell>
          <table:table-cell office:value-type="float" office:value="593" table:style-name="ce224">
            <text:p><text:s text:c="3"/>593</text:p>
          </table:table-cell>
          <table:table-cell office:value-type="float" office:value="1158" table:style-name="ce224">
            <text:p><text:s text:c="3"/>1,158</text:p>
          </table:table-cell>
          <table:table-cell office:value-type="float" office:value="1547" table:style-name="ce224">
            <text:p><text:s text:c="3"/>1,547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1536" table:style-name="ce224">
            <text:p><text:s text:c="3"/>1,536</text:p>
          </table:table-cell>
          <table:table-cell office:value-type="float" office:value="2066" table:style-name="ce224">
            <text:p><text:s text:c="3"/>2,066</text:p>
          </table:table-cell>
          <table:table-cell office:value-type="float" office:value="2015" table:style-name="ce224">
            <text:p><text:s text:c="3"/>2,015</text:p>
          </table:table-cell>
          <table:table-cell office:value-type="float" office:value="2015" table:style-name="ce224">
            <text:p><text:s text:c="3"/>2,015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0" table:style-name="ce224">
            <text:p>—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0" table:style-name="ce226">
            <text:p>—</text:p>
          </table:table-cell>
          <table:table-cell office:value-type="float" office:value="41" table:style-name="ce226">
            <text:p><text:s text:c="3"/>4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64787" table:style-name="ce39">
            <text:p><text:s text:c="3"/>64,787</text:p>
          </table:table-cell>
          <table:table-cell office:value-type="float" office:value="62850" table:style-name="ce39">
            <text:p><text:s text:c="3"/>62,850</text:p>
          </table:table-cell>
          <table:table-cell office:value-type="float" office:value="62825" table:style-name="ce39">
            <text:p><text:s text:c="3"/>62,825</text:p>
          </table:table-cell>
          <table:table-cell office:value-type="float" office:value="25" table:style-name="ce42">
            <text:p><text:s text:c="3"/>25</text:p>
          </table:table-cell>
          <table:table-cell office:value-type="float" office:value="185" table:style-name="ce39">
            <text:p><text:s text:c="3"/>185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58" table:style-name="ce39">
            <text:p><text:s text:c="3"/>158</text:p>
          </table:table-cell>
          <table:table-cell office:value-type="float" office:value="252" table:style-name="ce39">
            <text:p><text:s text:c="3"/>252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20" table:style-name="ce39">
            <text:p><text:s text:c="3"/>220</text:p>
          </table:table-cell>
          <table:table-cell office:value-type="float" office:value="1500" table:style-name="ce39">
            <text:p><text:s text:c="3"/>1,500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477" table:style-name="ce39">
            <text:p><text:s text:c="3"/>1,477</text:p>
          </table:table-cell>
          <table:table-cell office:value-type="float" office:value="264" table:style-name="ce39">
            <text:p><text:s text:c="3"/>264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250" table:style-name="ce39">
            <text:p><text:s text:c="3"/>250</text:p>
          </table:table-cell>
          <table:table-cell office:value-type="float" office:value="1236" table:style-name="ce39">
            <text:p><text:s text:c="3"/>1,236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227" table:style-name="ce39">
            <text:p><text:s text:c="3"/>1,227</text:p>
          </table:table-cell>
          <table:table-cell office:value-type="float" office:value="64155" table:style-name="ce229">
            <text:p><text:s text:c="3"/>64,155</text:p>
          </table:table-cell>
          <table:table-cell office:value-type="float" office:value="62253" table:style-name="ce229">
            <text:p><text:s text:c="3"/>62,253</text:p>
          </table:table-cell>
          <table:table-cell office:value-type="float" office:value="62228" table:style-name="ce229">
            <text:p><text:s text:c="3"/>62,228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5" table:style-name="ce229">
            <text:p><text:s text:c="3"/>185</text:p>
          </table:table-cell>
          <table:table-cell office:value-type="float" office:value="27" table:style-name="ce229">
            <text:p><text:s text:c="3"/>27</text:p>
          </table:table-cell>
          <table:table-cell office:value-type="float" office:value="158" table:style-name="ce229">
            <text:p><text:s text:c="3"/>15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27" table:style-name="ce229">
            <text:p><text:s text:c="3"/>27</text:p>
          </table:table-cell>
          <table:table-cell office:value-type="float" office:value="220" table:style-name="ce229">
            <text:p><text:s text:c="3"/>220</text:p>
          </table:table-cell>
          <table:table-cell office:value-type="float" office:value="1470" table:style-name="ce229">
            <text:p><text:s text:c="3"/>1,470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1447" table:style-name="ce229">
            <text:p><text:s text:c="3"/>1,447</text:p>
          </table:table-cell>
          <table:table-cell office:value-type="float" office:value="264" table:style-name="ce229">
            <text:p><text:s text:c="3"/>264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250" table:style-name="ce229">
            <text:p><text:s text:c="3"/>250</text:p>
          </table:table-cell>
          <table:table-cell office:value-type="float" office:value="1206" table:style-name="ce229">
            <text:p><text:s text:c="3"/>1,206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1197" table:style-name="ce229">
            <text:p><text:s text:c="3"/>1,197</text:p>
          </table:table-cell>
          <table:table-cell office:value-type="float" office:value="632" table:style-name="ce229">
            <text:p><text:s text:c="3"/>632</text:p>
          </table:table-cell>
          <table:table-cell office:value-type="float" office:value="597" table:style-name="ce229">
            <text:p><text:s text:c="3"/>597</text:p>
          </table:table-cell>
          <table:table-cell office:value-type="float" office:value="597" table:style-name="ce229">
            <text:p><text:s text:c="3"/>597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0" table:style-name="ce229">
            <text:p>—</text:p>
          </table:table-cell>
          <table:table-cell office:value-type="float" office:value="30" table:style-name="ce229">
            <text:p><text:s text:c="3"/>30</text:p>
          </table:table-cell>
          <table:table-cell office:value-type="float" office:value="0" table:style-name="ce229">
            <text:p>—</text:p>
          </table:table-cell>
          <table:table-cell office:value-type="float" office:value="30" table:style-name="ce229">
            <text:p><text:s text:c="3"/>30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30" table:style-name="ce229">
            <text:p><text:s text:c="3"/>30</text:p>
          </table:table-cell>
          <table:table-cell office:value-type="float" office:value="0" table:style-name="ce245">
            <text:p>—</text:p>
          </table:table-cell>
          <table:table-cell office:value-type="float" office:value="30" table:style-name="ce245">
            <text:p><text:s text:c="3"/>30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65589" table:style-name="ce47">
            <text:p><text:s text:c="3"/>65,589</text:p>
          </table:table-cell>
          <table:table-cell office:value-type="float" office:value="62349" table:style-name="ce47">
            <text:p><text:s text:c="3"/>62,349</text:p>
          </table:table-cell>
          <table:table-cell office:value-type="float" office:value="62341" table:style-name="ce47">
            <text:p><text:s text:c="3"/>62,341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1117" table:style-name="ce47">
            <text:p><text:s text:c="3"/>1,117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669" table:style-name="ce47">
            <text:p><text:s text:c="3"/>669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843" table:style-name="ce47">
            <text:p><text:s text:c="3"/>1,843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1258" table:style-name="ce47">
            <text:p><text:s text:c="3"/>1,258</text:p>
          </table:table-cell>
          <table:table-cell office:value-type="float" office:value="1491" table:style-name="ce47">
            <text:p><text:s text:c="3"/>1,491</text:p>
          </table:table-cell>
          <table:table-cell office:value-type="float" office:value="583" table:style-name="ce47">
            <text:p><text:s text:c="3"/>583</text:p>
          </table:table-cell>
          <table:table-cell office:value-type="float" office:value="908" table:style-name="ce47">
            <text:p><text:s text:c="3"/>908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64155" table:style-name="ce235">
            <text:p><text:s text:c="3"/>64,155</text:p>
          </table:table-cell>
          <table:table-cell office:value-type="float" office:value="60931" table:style-name="ce235">
            <text:p><text:s text:c="3"/>60,931</text:p>
          </table:table-cell>
          <table:table-cell office:value-type="float" office:value="60923" table:style-name="ce235">
            <text:p><text:s text:c="3"/>60,923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447" table:style-name="ce235">
            <text:p><text:s text:c="3"/>447</text:p>
          </table:table-cell>
          <table:table-cell office:value-type="float" office:value="669" table:style-name="ce235">
            <text:p><text:s text:c="3"/>669</text:p>
          </table:table-cell>
          <table:table-cell office:value-type="float" office:value="280" table:style-name="ce235">
            <text:p><text:s text:c="3"/>280</text:p>
          </table:table-cell>
          <table:table-cell office:value-type="float" office:value="22" table:style-name="ce235">
            <text:p><text:s text:c="3"/>22</text:p>
          </table:table-cell>
          <table:table-cell office:value-type="float" office:value="258" table:style-name="ce235">
            <text:p><text:s text:c="3"/>258</text:p>
          </table:table-cell>
          <table:table-cell office:value-type="float" office:value="1828" table:style-name="ce235">
            <text:p><text:s text:c="3"/>1,828</text:p>
          </table:table-cell>
          <table:table-cell office:value-type="float" office:value="581" table:style-name="ce235">
            <text:p><text:s text:c="3"/>581</text:p>
          </table:table-cell>
          <table:table-cell office:value-type="float" office:value="1247" table:style-name="ce235">
            <text:p><text:s text:c="3"/>1,247</text:p>
          </table:table-cell>
          <table:table-cell office:value-type="float" office:value="1487" table:style-name="ce235">
            <text:p><text:s text:c="3"/>1,487</text:p>
          </table:table-cell>
          <table:table-cell office:value-type="float" office:value="579" table:style-name="ce235">
            <text:p><text:s text:c="3"/>579</text:p>
          </table:table-cell>
          <table:table-cell office:value-type="float" office:value="908" table:style-name="ce235">
            <text:p><text:s text:c="3"/>908</text:p>
          </table:table-cell>
          <table:table-cell office:value-type="float" office:value="341" table:style-name="ce235">
            <text:p><text:s text:c="3"/>341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339" table:style-name="ce235">
            <text:p><text:s text:c="3"/>339</text:p>
          </table:table-cell>
          <table:table-cell office:value-type="float" office:value="1434" table:style-name="ce235">
            <text:p><text:s text:c="3"/>1,434</text:p>
          </table:table-cell>
          <table:table-cell office:value-type="float" office:value="1418" table:style-name="ce235">
            <text:p><text:s text:c="3"/>1,418</text:p>
          </table:table-cell>
          <table:table-cell office:value-type="float" office:value="1418" table:style-name="ce235">
            <text:p><text:s text:c="3"/>1,418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5" table:style-name="ce235">
            <text:p><text:s text:c="3"/>15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" table:style-name="ce235">
            <text:p><text:s text:c="3"/>1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11" table:style-name="ce235">
            <text:p><text:s text:c="3"/>11</text:p>
          </table:table-cell>
          <table:table-cell office:value-type="float" office:value="0" table:style-name="ce246">
            <text:p>—</text:p>
          </table:table-cell>
          <table:table-cell office:value-type="float" office:value="11" table:style-name="ce246">
            <text:p><text:s text:c="3"/>11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954" table:style-name="ce118">
            <text:p><text:s text:c="3"/>15,954</text:p>
          </table:table-cell>
          <table:table-cell office:value-type="float" office:value="15376" table:style-name="ce118">
            <text:p><text:s text:c="3"/>15,376</text:p>
          </table:table-cell>
          <table:table-cell office:value-type="float" office:value="15371" table:style-name="ce118">
            <text:p><text:s text:c="3"/>15,37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410" table:style-name="ce118">
            <text:p><text:s text:c="3"/>41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15676" table:style-name="ce249">
            <text:p><text:s text:c="3"/>15,676</text:p>
          </table:table-cell>
          <table:table-cell office:value-type="float" office:value="15102" table:style-name="ce250">
            <text:p><text:s text:c="3"/>15,102</text:p>
          </table:table-cell>
          <table:table-cell office:value-type="float" office:value="15097" table:style-name="ce250">
            <text:p><text:s text:c="3"/>15,09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5" table:style-name="ce250">
            <text:p><text:s text:c="3"/>65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278" table:style-name="ce249">
            <text:p><text:s text:c="3"/>278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7912" table:style-name="ce107">
            <text:p><text:s text:c="3"/>7,912</text:p>
          </table:table-cell>
          <table:table-cell office:value-type="float" office:value="7694" table:style-name="ce107">
            <text:p><text:s text:c="3"/>7,694</text:p>
          </table:table-cell>
          <table:table-cell office:value-type="float" office:value="7689" table:style-name="ce107">
            <text:p><text:s text:c="3"/>7,6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7838" table:style-name="ce25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7618" table:style-name="ce132">
            <text:p><text:s text:c="3"/>7,618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1" table:style-name="ce253">
            <text:p><text:s text:c="3"/>141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042" table:style-name="ce114">
            <text:p><text:s text:c="3"/>8,04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7838" table:style-name="ce258">
            <text:p><text:s text:c="3"/>7,838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0" table:style-name="ce259">
            <text:p>—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550" table:style-name="ce118">
            <text:p><text:s text:c="3"/>16,550</text:p>
          </table:table-cell>
          <table:table-cell office:value-type="float" office:value="16036" table:style-name="ce118">
            <text:p><text:s text:c="3"/>16,036</text:p>
          </table:table-cell>
          <table:table-cell office:value-type="float" office:value="16034" table:style-name="ce118">
            <text:p><text:s text:c="3"/>16,03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362" table:style-name="ce118">
            <text:p><text:s text:c="3"/>362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6306" table:style-name="ce249">
            <text:p><text:s text:c="3"/>16,306</text:p>
          </table:table-cell>
          <table:table-cell office:value-type="float" office:value="15795" table:style-name="ce250">
            <text:p><text:s text:c="3"/>15,795</text:p>
          </table:table-cell>
          <table:table-cell office:value-type="float" office:value="15793" table:style-name="ce250">
            <text:p><text:s text:c="3"/>15,79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59" table:style-name="ce250">
            <text:p><text:s text:c="3"/>359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276" table:style-name="ce250">
            <text:p><text:s text:c="3"/>27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244" table:style-name="ce249">
            <text:p><text:s text:c="3"/>244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23" table:style-name="ce107">
            <text:p><text:s text:c="3"/>8,22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7990" table:style-name="ce107">
            <text:p><text:s text:c="3"/>7,9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8153" table:style-name="ce25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7922" table:style-name="ce132">
            <text:p><text:s text:c="3"/>7,9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327" table:style-name="ce114">
            <text:p><text:s text:c="3"/>8,327</text:p>
          </table:table-cell>
          <table:table-cell office:value-type="float" office:value="8045" table:style-name="ce114">
            <text:p><text:s text:c="3"/>8,045</text:p>
          </table:table-cell>
          <table:table-cell office:value-type="float" office:value="8044" table:style-name="ce114">
            <text:p><text:s text:c="3"/>8,0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0" table:style-name="ce114">
            <text:p>—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153" table:style-name="ce258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7871" table:style-name="ce141">
            <text:p><text:s text:c="3"/>7,8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0" table:style-name="ce259">
            <text:p>—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174" table:style-name="ce258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3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4"/>
          <table:table-cell table:number-columns-repeated="4" table:style-name="ce285"/>
          <table:table-cell table:number-columns-spanned="2" table:number-rows-spanned="1" table:style-name="ce306"/>
          <table:covered-table-cell/>
          <table:table-cell table:number-columns-repeated="4" table:style-name="ce284"/>
          <table:table-cell table:number-columns-repeated="2" table:style-name="ce44"/>
          <table:table-cell table:style-name="ce170"/>
          <table:table-cell table:style-name="ce287"/>
          <table:table-cell table:number-columns-repeated="3"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6" table:style-name="ce44"/>
          <table:table-cell office:value-type="string" table:style-name="ce167">
            <text:p>內政部戶政司 民國110年8月10日編製</text:p>
          </table:table-cell>
          <table:table-cell table:number-columns-repeated="16325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290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170"/>
          <table:table-cell table:style-name="ce291"/>
          <table:table-cell table:number-columns-repeated="19" table:style-name="ce284"/>
          <table:table-cell table:style-name="ce292"/>
          <table:table-cell table:number-columns-repeated="18" table:style-name="ce288"/>
          <table:table-cell table:style-name="ce292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8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number-rows-repeated="4" table:style-name="ro7">
          <table:table-cell table:number-columns-repeated="2" table:style-name="ce44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 table:style-name="ce44"/>
        </table:table-row>
        <table:table-row table:number-rows-repeated="2"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 table:style-name="ce44"/>
        </table:table-row>
        <table:table-row table:number-rows-repeated="36"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8"/>
          <table:table-cell table:number-columns-repeated="16332"/>
        </table:table-row>
        <table:table-row table:number-rows-repeated="1048273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50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1D0" table:style-name="ta4">
        <table:table-source xlink:href="file:///C:/Users/moi1849/Desktop/123/3/1.月報/06速(月)報套印/11007/上網各月08及09公式(7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1E0" table:style-name="ta4">
        <table:table-source xlink:href="file:///C:/Users/moi1849/Desktop/123/3/1.月報/06速(月)報套印/11007/上網各月08及09公式(7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8結-年月別" table:style-name="ta4">
        <table:table-source xlink:href="file:///C:/Users/moi1849/Desktop/123/3/1.月報/06速(月)報套印/11007/上網各月08及09公式(7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8結-縣市別" table:style-name="ta4">
        <table:table-source xlink:href="file:///C:/Users/moi1849/Desktop/123/3/1.月報/06速(月)報套印/11007/上網各月08及09公式(7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8結-設籍情形" table:style-name="ta4">
        <table:table-source xlink:href="file:///C:/Users/moi1849/Desktop/123/3/1.月報/06速(月)報套印/11007/上網各月08及09公式(7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9離-年月別" table:style-name="ta4">
        <table:table-source xlink:href="file:///C:/Users/moi1849/Desktop/123/3/1.月報/06速(月)報套印/11007/上網各月08及09公式(7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9離-縣市別" table:style-name="ta4">
        <table:table-source xlink:href="file:///C:/Users/moi1849/Desktop/123/3/1.月報/06速(月)報套印/11007/上網各月08及09公式(7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08及09公式(7月).xls'#09離-設籍情形" table:style-name="ta4">
        <table:table-source xlink:href="file:///C:/Users/moi1849/Desktop/123/3/1.月報/06速(月)報套印/11007/上網各月08及09公式(7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09:29Z</meta:creation-date>
    <dc:date>2021-08-05T06:10:19Z</dc:date>
  </office:meta>
</office:document-meta>
</file>